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7a3d1" officeooo:paragraph-rsid="0017a3d1"/>
    </style:style>
    <style:style style:name="P2" style:family="paragraph" style:parent-style-name="Standard">
      <style:text-properties officeooo:rsid="0017af1c" officeooo:paragraph-rsid="0017af1c"/>
    </style:style>
    <style:style style:name="P3" style:family="paragraph" style:parent-style-name="Standard">
      <style:text-properties officeooo:rsid="0017af1c" officeooo:paragraph-rsid="001e5875"/>
    </style:style>
    <style:style style:name="P4" style:family="paragraph" style:parent-style-name="Standard">
      <style:text-properties officeooo:rsid="0017af1c" officeooo:paragraph-rsid="001ef0d4"/>
    </style:style>
    <style:style style:name="P5" style:family="paragraph" style:parent-style-name="Standard">
      <style:text-properties officeooo:rsid="0017af1c" officeooo:paragraph-rsid="001fc77c"/>
    </style:style>
    <style:style style:name="P6" style:family="paragraph" style:parent-style-name="Standard">
      <style:text-properties officeooo:rsid="0017af1c" officeooo:paragraph-rsid="00234727"/>
    </style:style>
    <style:style style:name="P7" style:family="paragraph" style:parent-style-name="Standard">
      <style:text-properties officeooo:rsid="0017af1c" officeooo:paragraph-rsid="002522e9"/>
    </style:style>
    <style:style style:name="P8" style:family="paragraph" style:parent-style-name="Standard">
      <style:text-properties officeooo:rsid="0017af1c" officeooo:paragraph-rsid="002682e7"/>
    </style:style>
    <style:style style:name="P9" style:family="paragraph" style:parent-style-name="Standard">
      <style:text-properties officeooo:rsid="00194662" officeooo:paragraph-rsid="00194662"/>
    </style:style>
    <style:style style:name="P10" style:family="paragraph" style:parent-style-name="Standard">
      <style:text-properties officeooo:rsid="00194662" officeooo:paragraph-rsid="001a64d3"/>
    </style:style>
    <style:style style:name="P11" style:family="paragraph" style:parent-style-name="Standard">
      <style:text-properties style:text-underline-style="none" fo:font-weight="normal" officeooo:rsid="00194662" officeooo:paragraph-rsid="00194662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94662" officeooo:paragraph-rsid="001a64d3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94662" officeooo:paragraph-rsid="001e5875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94662" officeooo:paragraph-rsid="001ef0d4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94662" officeooo:paragraph-rsid="001fc77c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94662" officeooo:paragraph-rsid="00234727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94662" officeooo:paragraph-rsid="002682e7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2e384" officeooo:paragraph-rsid="0022e384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2e384" officeooo:paragraph-rsid="00234727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2e384" officeooo:paragraph-rsid="002522e9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22e384" officeooo:paragraph-rsid="002682e7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8fcae" officeooo:paragraph-rsid="00234727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8fcae" officeooo:paragraph-rsid="002522e9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8fcae" officeooo:paragraph-rsid="002682e7" style:font-weight-asian="normal" style:font-weight-complex="normal"/>
    </style:style>
    <style:style style:name="P25" style:family="paragraph" style:parent-style-name="Standard">
      <style:text-properties officeooo:rsid="0018fcae" officeooo:paragraph-rsid="00234727"/>
    </style:style>
    <style:style style:name="P26" style:family="paragraph" style:parent-style-name="Standard">
      <style:text-properties officeooo:rsid="0018fcae" officeooo:paragraph-rsid="002522e9"/>
    </style:style>
    <style:style style:name="P27" style:family="paragraph" style:parent-style-name="Standard">
      <style:text-properties officeooo:rsid="0018fcae" officeooo:paragraph-rsid="002682e7"/>
    </style:style>
    <style:style style:name="T1" style:family="text">
      <style:text-properties officeooo:rsid="0018fcae"/>
    </style:style>
    <style:style style:name="T2" style:family="text">
      <style:text-properties fo:font-weight="bold" officeooo:rsid="0018fcae" style:font-weight-asian="bold" style:font-weight-complex="bold"/>
    </style:style>
    <style:style style:name="T3" style:family="text">
      <style:text-properties officeooo:rsid="0019040b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a64d3" style:font-weight-asian="bold" style:font-weight-complex="bold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officeooo:rsid="0017af1c"/>
    </style:style>
    <style:style style:name="T8" style:family="text">
      <style:text-properties officeooo:rsid="0024ee5f"/>
    </style:style>
    <style:style style:name="T9" style:family="text">
      <style:text-properties officeooo:rsid="00292b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a) </text:p>
      <text:p text:style-name="P1"><text:tab/>Client – iperf -c 10.0.0.2 -p 5566 -t 15</text:p>
      <text:p text:style-name="P1"><text:tab/>Server – iperf -s -p 5566 -i 1</text:p>
      <text:p text:style-name="P1"/>
      <text:p text:style-name="P1"><text:tab/>Throughput – <text:span text:style-name="T3">957 Kbps</text:span></text:p>
      <text:p text:style-name="P1"/>
      <text:p text:style-name="P2">b)</text:p>
      <text:p text:style-name="P2"><text:tab/><text:span text:style-name="T1">64 Kbps – 64 Kbps</text:span></text:p>
      <text:p text:style-name="P2"><text:tab/><text:span text:style-name="T1">128 Kbps – 128 Kbps</text:span></text:p>
      <text:p text:style-name="P2"><text:tab/><text:span text:style-name="T1">256 Kbps – 256 Kbps</text:span></text:p>
      <text:p text:style-name="P2"><text:tab/><text:span text:style-name="T1">512 Kbps – 512 Kbps</text:span></text:p>
      <text:p text:style-name="P2"><text:tab/><text:span text:style-name="T1">1024 Kbps – 973Kbps</text:span></text:p>
      <text:p text:style-name="P2"><text:tab/><text:span text:style-name="T1">2048 Kbps – 973 Kbps</text:span></text:p>
      <text:p text:style-name="P2"><text:tab/><text:span text:style-name="T1">4096 Kbps – 973 Kbps</text:span><text:span text:style-name="T2"> </text:span></text:p>
      <text:p text:style-name="P1"><text:tab/></text:p>
      <text:p text:style-name="P9">2.</text:p>
      <text:p text:style-name="P9"><text:span text:style-name="T6"><text:tab/></text:span><text:span text:style-name="T4">TCP</text:span></text:p>
      <text:p text:style-name="P11"><text:tab/>(a) Bandwidth<text:tab/>=<text:tab/>512<text:tab/>Kbps,<text:tab/>Delay<text:tab/>=<text:tab/>1<text:tab/>ms<text:tab/></text:p>
      <text:p text:style-name="P11"/>
      <text:p text:style-name="P11"><text:tab/><text:tab/>Throughput = 4<text:span text:style-name="T9">79</text:span> Kbps</text:p>
      <text:p text:style-name="P11"/>
      <text:p text:style-name="P11"><text:tab/>(b) Bandwidth<text:tab/>=<text:tab/>512<text:tab/>Kbps,<text:tab/>Delay<text:tab/>=<text:tab/>10<text:tab/>ms<text:tab/></text:p>
      <text:p text:style-name="P11"/>
      <text:p text:style-name="P11"><text:tab/><text:tab/>Throughput = 4<text:span text:style-name="T9">79</text:span> Kbps</text:p>
      <text:p text:style-name="P11"/>
      <text:p text:style-name="P11"/>
      <text:p text:style-name="P11"><text:tab/>(c) Bandwidth<text:tab/>=<text:tab/>512<text:tab/>Kbps,<text:tab/>Delay<text:tab/>=<text:tab/>100<text:tab/>ms</text:p>
      <text:p text:style-name="P11"/>
      <text:p text:style-name="P11"><text:tab/><text:tab/>Throughput = 4<text:span text:style-name="T9">79</text:span> Kbps</text:p>
      <text:p text:style-name="P11"/>
      <text:p text:style-name="P11"><text:tab/>(d) Bandwidth<text:tab/>=<text:tab/>1<text:tab/>Mbps,<text:tab/>Delay<text:tab/>=<text:tab/>1<text:tab/>ms</text:p>
      <text:p text:style-name="P11"/>
      <text:p text:style-name="P11"><text:tab/><text:tab/>Throughput = 95<text:span text:style-name="T9">7</text:span> Kbps</text:p>
      <text:p text:style-name="P11"/>
      <text:p text:style-name="P11"><text:tab/>(e) Bandwidth<text:tab/>=<text:tab/>1<text:tab/>Mbps,<text:tab/>Delay<text:tab/>=<text:tab/>10<text:tab/>ms<text:tab/> </text:p>
      <text:p text:style-name="P11"/>
      <text:p text:style-name="P11"><text:tab/><text:tab/>Throughput = 95<text:span text:style-name="T9">7</text:span> Kbps</text:p>
      <text:p text:style-name="P11"/>
      <text:p text:style-name="P11"><text:tab/>(f) Bandwidth<text:tab/>=<text:tab/>1<text:tab/>Mbps,<text:tab/>Delay<text:tab/>=<text:tab/>100<text:tab/>ms<text:tab/> </text:p>
      <text:p text:style-name="P11"/>
      <text:p text:style-name="P11"><text:tab/><text:tab/>Throughput = 94<text:span text:style-name="T9">3</text:span> Kbps</text:p>
      <text:p text:style-name="P11"/>
      <text:p text:style-name="P11"><text:tab/>(g) Bandwidth<text:tab/>=<text:tab/>2<text:tab/>Mbps,<text:tab/>Delay<text:tab/>=<text:tab/>1<text:tab/>ms<text:tab/> </text:p>
      <text:p text:style-name="P11"/>
      <text:p text:style-name="P11"><text:tab/><text:tab/>Throughput = 1.91 Mbps</text:p>
      <text:p text:style-name="P11"/>
      <text:p text:style-name="P11"><text:tab/>(h) Bandwidth<text:tab/>=<text:tab/>2<text:tab/>Mbps,<text:tab/>Delay<text:tab/>=<text:tab/>10<text:tab/>ms<text:tab/> </text:p>
      <text:p text:style-name="P11"/>
      <text:p text:style-name="P11"><text:tab/><text:tab/>Throughput = 1.91 Mbps</text:p>
      <text:p text:style-name="P11"><text:soft-page-break/></text:p>
      <text:p text:style-name="P11"><text:tab/>(i) Bandwidth<text:tab/>=<text:tab/>2<text:tab/>Mbps,<text:tab/>Delay<text:tab/>=<text:tab/>100<text:tab/>ms<text:tab/> </text:p>
      <text:p text:style-name="P11"/>
      <text:p text:style-name="P11"><text:tab/><text:tab/>Throughput = 1.8<text:span text:style-name="T9">9</text:span> Mbps</text:p>
      <text:p text:style-name="P11"/>
      <text:p text:style-name="P10"/>
      <text:p text:style-name="P10"><text:span text:style-name="T6"><text:tab/></text:span><text:span text:style-name="T5">UD</text:span><text:span text:style-name="T4">P</text:span></text:p>
      <text:p text:style-name="P12"><text:tab/>(a) Bandwidth<text:tab/>=<text:tab/>512<text:tab/>Kbps,<text:tab/>Delay<text:tab/>=<text:tab/>1<text:tab/>ms<text:tab/></text:p>
      <text:p text:style-name="P12"/>
      <text:p text:style-name="P13"><text:tab/><text:tab/><text:span text:style-name="T1">64 Kbps – 64.1 Kbps</text:span></text:p>
      <text:p text:style-name="P3"><text:tab/><text:tab/><text:span text:style-name="T1">128 Kbps – 128 Kbps</text:span></text:p>
      <text:p text:style-name="P3"><text:tab/><text:tab/><text:span text:style-name="T1">256 Kbps – 256 Kbps</text:span></text:p>
      <text:p text:style-name="P3"><text:tab/><text:tab/><text:span text:style-name="T1">512 Kbps – 500 Kbps</text:span></text:p>
      <text:p text:style-name="P3"><text:tab/><text:tab/><text:span text:style-name="T1">1024 Kbps – 499 Kbps</text:span></text:p>
      <text:p text:style-name="P3"><text:tab/><text:tab/><text:span text:style-name="T1">2048 Kbps – 498 Kbps</text:span></text:p>
      <text:p text:style-name="P13"><text:span text:style-name="T7"><text:tab/><text:tab/>4096 Kbps – 498 Kbps</text:span><text:span text:style-name="T2"> </text:span><text:tab/><text:tab/></text:p>
      <text:p text:style-name="P13"/>
      <text:p text:style-name="P12"><text:tab/>(b) Bandwidth<text:tab/>=<text:tab/>512<text:tab/>Kbps,<text:tab/>Delay<text:tab/>=<text:tab/>10<text:tab/>ms<text:tab/></text:p>
      <text:p text:style-name="P12"/>
      <text:p text:style-name="P13"><text:tab/><text:tab/><text:span text:style-name="T1">64 Kbps – 64 Kbps</text:span></text:p>
      <text:p text:style-name="P3"><text:tab/><text:tab/><text:span text:style-name="T1">128 Kbps – 128 Kbps</text:span></text:p>
      <text:p text:style-name="P3"><text:tab/><text:tab/><text:span text:style-name="T1">256 Kbps – 256 Kbps</text:span></text:p>
      <text:p text:style-name="P3"><text:tab/><text:tab/><text:span text:style-name="T1">512 Kbps – 500 Kbps</text:span></text:p>
      <text:p text:style-name="P3"><text:tab/><text:tab/><text:span text:style-name="T1">1024 Kbps – 499 Kbps</text:span></text:p>
      <text:p text:style-name="P3"><text:tab/><text:tab/><text:span text:style-name="T1">2048 Kbps – 498 Kbps</text:span></text:p>
      <text:p text:style-name="P13"><text:span text:style-name="T7"><text:tab/><text:tab/>4096 Kbps – 498 Kbps</text:span><text:span text:style-name="T2"> </text:span><text:tab/><text:tab/></text:p>
      <text:p text:style-name="P13"/>
      <text:p text:style-name="P12"><text:tab/>(c) Bandwidth<text:tab/>=<text:tab/>512<text:tab/>Kbps,<text:tab/>Delay<text:tab/>=<text:tab/>100<text:tab/>ms</text:p>
      <text:p text:style-name="P12"/>
      <text:p text:style-name="P13"><text:tab/><text:tab/><text:span text:style-name="T1">64 Kbps – 66.6 Kbps</text:span></text:p>
      <text:p text:style-name="P3"><text:tab/><text:tab/><text:span text:style-name="T1">128 Kbps – 128 Kbps</text:span></text:p>
      <text:p text:style-name="P3"><text:tab/><text:tab/><text:span text:style-name="T1">256 Kbps – 256 Kbps</text:span></text:p>
      <text:p text:style-name="P3"><text:tab/><text:tab/><text:span text:style-name="T1">512 Kbps – 500 Kbps</text:span></text:p>
      <text:p text:style-name="P3"><text:tab/><text:tab/><text:span text:style-name="T1">1024 Kbps – 499 Kbps</text:span></text:p>
      <text:p text:style-name="P3"><text:tab/><text:tab/><text:span text:style-name="T1">2048 Kbps – 498 Kbps</text:span></text:p>
      <text:p text:style-name="P13"><text:span text:style-name="T7"><text:tab/><text:tab/>4096 Kbps – 498 Kbps</text:span><text:span text:style-name="T2"> </text:span><text:tab/><text:tab/></text:p>
      <text:p text:style-name="P13"/>
      <text:p text:style-name="P12"/>
      <text:p text:style-name="P12"><text:tab/>(d) Bandwidth<text:tab/>=<text:tab/>1<text:tab/>Mbps,<text:tab/>Delay<text:tab/>=<text:tab/>1<text:tab/>ms</text:p>
      <text:p text:style-name="P12"/>
      <text:p text:style-name="P13"><text:tab/><text:tab/><text:span text:style-name="T1">64 Kbps – 64.1 Kbps</text:span></text:p>
      <text:p text:style-name="P3"><text:tab/><text:tab/><text:span text:style-name="T1">128 Kbps – 128 Kbps</text:span></text:p>
      <text:p text:style-name="P3"><text:tab/><text:tab/><text:span text:style-name="T1">256 Kbps – 256 Kbps</text:span></text:p>
      <text:p text:style-name="P3"><text:tab/><text:tab/><text:span text:style-name="T1">512 Kbps – 512 Kbps</text:span></text:p>
      <text:p text:style-name="P3"><text:tab/><text:tab/><text:span text:style-name="T1">1024 Kbps – 974 Kbps</text:span></text:p>
      <text:p text:style-name="P3"><text:tab/><text:tab/><text:span text:style-name="T1">2048 Kbps – 973 Kbps</text:span></text:p>
      <text:p text:style-name="P13"><text:span text:style-name="T7"><text:tab/><text:tab/>4096 Kbps – 973 Kbps</text:span><text:span text:style-name="T2"> </text:span><text:tab/><text:tab/></text:p>
      <text:p text:style-name="P13"/>
      <text:p text:style-name="P12"/>
      <text:p text:style-name="P12"><text:soft-page-break/><text:tab/>(e) Bandwidth<text:tab/>=<text:tab/>1<text:tab/>Mbps,<text:tab/>Delay<text:tab/>=<text:tab/>10<text:tab/>ms<text:tab/> </text:p>
      <text:p text:style-name="P12"/>
      <text:p text:style-name="P13"><text:tab/><text:tab/><text:span text:style-name="T1">64 Kbps – 64.1 Kbps</text:span></text:p>
      <text:p text:style-name="P3"><text:tab/><text:tab/><text:span text:style-name="T1">128 Kbps – 128 Kbps</text:span></text:p>
      <text:p text:style-name="P3"><text:tab/><text:tab/><text:span text:style-name="T1">256 Kbps – 256 Kbps</text:span></text:p>
      <text:p text:style-name="P3"><text:tab/><text:tab/><text:span text:style-name="T1">512 Kbps – 512 Kbps</text:span></text:p>
      <text:p text:style-name="P3"><text:tab/><text:tab/><text:span text:style-name="T1">1024 Kbps – 974 Kbps</text:span></text:p>
      <text:p text:style-name="P3"><text:tab/><text:tab/><text:span text:style-name="T1">2048 Kbps – 973 Kbps</text:span></text:p>
      <text:p text:style-name="P13"><text:span text:style-name="T7"><text:tab/><text:tab/>4096 Kbps – 973 Kbps</text:span><text:span text:style-name="T2"> </text:span></text:p>
      <text:p text:style-name="P12"/>
      <text:p text:style-name="P12"><text:tab/>(f) Bandwidth<text:tab/>=<text:tab/>1<text:tab/>Mbps,<text:tab/>Delay<text:tab/>=<text:tab/>100<text:tab/>ms<text:tab/> </text:p>
      <text:p text:style-name="P12"/>
      <text:p text:style-name="P13"><text:tab/><text:tab/><text:span text:style-name="T1">64 Kbps – 66.6 Kbps</text:span></text:p>
      <text:p text:style-name="P3"><text:tab/><text:tab/><text:span text:style-name="T1">128 Kbps – 128 Kbps</text:span></text:p>
      <text:p text:style-name="P3"><text:tab/><text:tab/><text:span text:style-name="T1">256 Kbps – 256 Kbps</text:span></text:p>
      <text:p text:style-name="P3"><text:tab/><text:tab/><text:span text:style-name="T1">512 Kbps – 512 Kbps</text:span></text:p>
      <text:p text:style-name="P3"><text:tab/><text:tab/><text:span text:style-name="T1">1024 Kbps – 975 Kbps</text:span></text:p>
      <text:p text:style-name="P3"><text:tab/><text:tab/><text:span text:style-name="T1">2048 Kbps – 974 Kbps</text:span></text:p>
      <text:p text:style-name="P13"><text:span text:style-name="T7"><text:tab/><text:tab/>4096 Kbps – 971 Kbps</text:span><text:span text:style-name="T2"> </text:span></text:p>
      <text:p text:style-name="P12"/>
      <text:p text:style-name="P12"><text:tab/>(g) Bandwidth<text:tab/>=<text:tab/>2<text:tab/>Mbps,<text:tab/>Delay<text:tab/>=<text:tab/>1<text:tab/>ms<text:tab/> </text:p>
      <text:p text:style-name="P12"/>
      <text:p text:style-name="P14"><text:tab/><text:tab/><text:span text:style-name="T1">64 Kbps – 64.1 Kbps</text:span></text:p>
      <text:p text:style-name="P4"><text:tab/><text:tab/><text:span text:style-name="T1">128 Kbps – 128 Kbps</text:span></text:p>
      <text:p text:style-name="P4"><text:tab/><text:tab/><text:span text:style-name="T1">256 Kbps – 256 Kbps</text:span></text:p>
      <text:p text:style-name="P4"><text:tab/><text:tab/><text:span text:style-name="T1">512 Kbps – 512 Kbps</text:span></text:p>
      <text:p text:style-name="P4"><text:tab/><text:tab/><text:span text:style-name="T1">1024 Kbps – 1.02 Mbps</text:span></text:p>
      <text:p text:style-name="P4"><text:tab/><text:tab/><text:span text:style-name="T1">2048 Kbps – 1.95 Mbps</text:span></text:p>
      <text:p text:style-name="P14"><text:span text:style-name="T7"><text:tab/><text:tab/>4096 Kbps – 1.95 Mbps</text:span><text:span text:style-name="T2"> </text:span></text:p>
      <text:p text:style-name="P12"/>
      <text:p text:style-name="P12"><text:tab/>(h) Bandwidth<text:tab/>=<text:tab/>2<text:tab/>Mbps,<text:tab/>Delay<text:tab/>=<text:tab/>10<text:tab/>ms<text:tab/> </text:p>
      <text:p text:style-name="P12"/>
      <text:p text:style-name="P15"><text:tab/><text:tab/><text:span text:style-name="T1">64 Kbps – 64.4 Kbps</text:span></text:p>
      <text:p text:style-name="P5"><text:tab/><text:tab/><text:span text:style-name="T1">128 Kbps – 128 Kbps</text:span></text:p>
      <text:p text:style-name="P5"><text:tab/><text:tab/><text:span text:style-name="T1">256 Kbps – 256 Kbps</text:span></text:p>
      <text:p text:style-name="P5"><text:tab/><text:tab/><text:span text:style-name="T1">512 Kbps – 512 Kbps</text:span></text:p>
      <text:p text:style-name="P5"><text:tab/><text:tab/><text:span text:style-name="T1">1024 Kbps – 1.02 Mbps</text:span></text:p>
      <text:p text:style-name="P5"><text:tab/><text:tab/><text:span text:style-name="T1">2048 Kbps – 1.95 Mbps</text:span></text:p>
      <text:p text:style-name="P15"><text:span text:style-name="T7"><text:tab/><text:tab/>4096 Kbps – 1.95 Mbps</text:span><text:span text:style-name="T2"> </text:span></text:p>
      <text:p text:style-name="P12"/>
      <text:p text:style-name="P12"><text:tab/>(i) Bandwidth<text:tab/>=<text:tab/>2<text:tab/>Mbps,<text:tab/>Delay<text:tab/>=<text:tab/>100<text:tab/>ms<text:tab/> </text:p>
      <text:p text:style-name="P12"/>
      <text:p text:style-name="P15"><text:tab/><text:tab/><text:span text:style-name="T1">64 Kbps – 66.6 Kbps</text:span></text:p>
      <text:p text:style-name="P5"><text:tab/><text:tab/><text:span text:style-name="T1">128 Kbps – 128 Kbps</text:span></text:p>
      <text:p text:style-name="P5"><text:tab/><text:tab/><text:span text:style-name="T1">256 Kbps – 256 Kbps</text:span></text:p>
      <text:p text:style-name="P5"><text:tab/><text:tab/><text:span text:style-name="T1">512 Kbps – 512 Kbps</text:span></text:p>
      <text:p text:style-name="P5"><text:tab/><text:tab/><text:span text:style-name="T1">1024 Kbps – 1.02 Mbps</text:span></text:p>
      <text:p text:style-name="P5"><text:tab/><text:tab/><text:span text:style-name="T1">2048 Kbps – 1.95 Mbps</text:span></text:p>
      <text:p text:style-name="P15"><text:span text:style-name="T7"><text:tab/><text:tab/>4096 Kbps – 1.95 Mbps</text:span><text:span text:style-name="T2"> </text:span></text:p>
      <text:p text:style-name="P18"><text:soft-page-break/>3.</text:p>
      <text:p text:style-name="P18"/>
      <text:p text:style-name="P19">(a) loss<text:tab/>rate = 1%<text:tab/></text:p>
      <text:p text:style-name="P19"/>
      <text:p text:style-name="P19"><text:tab/><text:span text:style-name="T8">TCP: 942Kbps</text:span></text:p>
      <text:p text:style-name="P19"/>
      <text:p text:style-name="P19"><text:tab/><text:span text:style-name="T8">UDP:</text:span></text:p>
      <text:p text:style-name="P22"><text:tab/>64 Kbps – 59.6 Kbps</text:p>
      <text:p text:style-name="P6"><text:tab/><text:span text:style-name="T1">128 Kbps – 126 Kbps</text:span><text:tab/><text:tab/></text:p>
      <text:p text:style-name="P25"><text:tab/>256 Kbps – 242 Kbps</text:p>
      <text:p text:style-name="P6"><text:tab/><text:span text:style-name="T1">512 Kbps – 507 Kbps</text:span></text:p>
      <text:p text:style-name="P6"><text:tab/><text:span text:style-name="T1">1024 Kbps – 952 Kbps</text:span></text:p>
      <text:p text:style-name="P6"><text:tab/><text:span text:style-name="T1">2048 Kbps – 952 Kbps</text:span></text:p>
      <text:p text:style-name="P16"><text:span text:style-name="T7"><text:tab/>4096 Kbps – 959 Kbps</text:span><text:span text:style-name="T2"> </text:span></text:p>
      <text:p text:style-name="P19"/>
      <text:p text:style-name="P20">(b) loss rate = 3%<text:tab/></text:p>
      <text:p text:style-name="P20"/>
      <text:p text:style-name="P20"><text:tab/><text:span text:style-name="T8">TCP: 921Kbps</text:span></text:p>
      <text:p text:style-name="P20"/>
      <text:p text:style-name="P20"><text:tab/><text:span text:style-name="T8">UDP:</text:span></text:p>
      <text:p text:style-name="P23"><text:tab/>64 Kbps – 57.5 Kbps</text:p>
      <text:p text:style-name="P7"><text:tab/><text:span text:style-name="T1">128 Kbps – 117 Kbps</text:span><text:tab/><text:tab/></text:p>
      <text:p text:style-name="P26"><text:tab/>256 Kbps – 242 Kbps</text:p>
      <text:p text:style-name="P7"><text:tab/><text:span text:style-name="T1">512 Kbps – 489 Kbps</text:span></text:p>
      <text:p text:style-name="P7"><text:tab/><text:span text:style-name="T1">1024 Kbps – 943 Kbps</text:span></text:p>
      <text:p text:style-name="P7"><text:tab/><text:span text:style-name="T1">2048 Kbps – 928 Kbps</text:span></text:p>
      <text:p text:style-name="P20"><text:span text:style-name="T7"><text:tab/>4096 Kbps – 931 Kbps</text:span><text:span text:style-name="T2"> </text:span></text:p>
      <text:p text:style-name="P21">(c) loss<text:tab/> rate =<text:tab/>5%</text:p>
      <text:p text:style-name="P21"/>
      <text:p text:style-name="P21"><text:tab/><text:span text:style-name="T8">TCP: 917Kbps</text:span></text:p>
      <text:p text:style-name="P21"/>
      <text:p text:style-name="P21"><text:tab/><text:span text:style-name="T8">UDP:</text:span></text:p>
      <text:p text:style-name="P24"><text:tab/>64 Kbps – 61.8 Kbps</text:p>
      <text:p text:style-name="P8"><text:tab/><text:span text:style-name="T1">128 Kbps – 123 Kbps</text:span><text:tab/><text:tab/></text:p>
      <text:p text:style-name="P27"><text:tab/>256 Kbps – 244 Kbps</text:p>
      <text:p text:style-name="P8"><text:tab/><text:span text:style-name="T1">512 Kbps – 475 Kbps</text:span></text:p>
      <text:p text:style-name="P8"><text:tab/><text:span text:style-name="T1">1024 Kbps – 928 Kbps</text:span></text:p>
      <text:p text:style-name="P8"><text:tab/><text:span text:style-name="T1">2048 Kbps – 917 Kbps</text:span></text:p>
      <text:p text:style-name="P21"><text:span text:style-name="T7"><text:tab/>4096 Kbps – 915 Kbps</text:span><text:span text:style-name="T2"> </text:span><text:tab/> </text:p>
      <text:p text:style-name="P21">(d) loss rate =<text:tab/>10%</text:p>
      <text:p text:style-name="P21"><text:tab/></text:p>
      <text:p text:style-name="P21"><text:tab/><text:span text:style-name="T8">TCP: 567Kbps</text:span></text:p>
      <text:p text:style-name="P21"/>
      <text:p text:style-name="P21"><text:tab/><text:span text:style-name="T8">UDP:</text:span></text:p>
      <text:p text:style-name="P24"><text:tab/>64 Kbps – 61.8 Kbps</text:p>
      <text:p text:style-name="P8"><text:tab/><text:span text:style-name="T1">128 Kbps – 114 Kbps</text:span><text:tab/><text:tab/></text:p>
      <text:p text:style-name="P27"><text:tab/>256 Kbps – 216 Kbps</text:p>
      <text:p text:style-name="P8"><text:tab/><text:span text:style-name="T1">512 Kbps – 447 Kbps</text:span></text:p>
      <text:p text:style-name="P8"><text:tab/><text:span text:style-name="T1">1024 Kbps – 856 Kbps</text:span></text:p>
      <text:p text:style-name="P8"><text:soft-page-break/><text:tab/><text:span text:style-name="T1">2048 Kbps – 868 Kbps</text:span></text:p>
      <text:p text:style-name="P21"><text:span text:style-name="T7"><text:tab/>4096 Kbps – 877 Kbps</text:span><text:span text:style-name="T2"> </text:span></text:p>
      <text:p text:style-name="P21"/>
      <text:p text:style-name="P18">(e) loss<text:tab/> rate =<text:tab/>15%</text:p>
      <text:p text:style-name="P18"/>
      <text:p text:style-name="P21"><text:tab/><text:span text:style-name="T8">TCP: 244Kbps</text:span></text:p>
      <text:p text:style-name="P21"/>
      <text:p text:style-name="P21"><text:tab/><text:span text:style-name="T8">UDP:</text:span></text:p>
      <text:p text:style-name="P24"><text:tab/>64 Kbps – 57.4 Kbps</text:p>
      <text:p text:style-name="P8"><text:tab/><text:span text:style-name="T1">128 Kbps – 107 Kbps</text:span><text:tab/><text:tab/></text:p>
      <text:p text:style-name="P27"><text:tab/>256 Kbps – 219 Kbps</text:p>
      <text:p text:style-name="P8"><text:tab/><text:span text:style-name="T1">512 Kbps – 402 Kbps</text:span></text:p>
      <text:p text:style-name="P8"><text:tab/><text:span text:style-name="T1">1024 Kbps – 828 Kbps</text:span></text:p>
      <text:p text:style-name="P8"><text:tab/><text:span text:style-name="T1">2048 Kbps – 796 Kbps</text:span></text:p>
      <text:p text:style-name="P17"><text:span text:style-name="T7"><text:tab/>4096 Kbps – 796 Kbps</text:span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7-01-21T17:15:24.359035051</meta:creation-date>
    <dc:date>2017-01-21T23:02:44.030019030</dc:date>
    <meta:editing-duration>PT2H57M21S</meta:editing-duration>
    <meta:editing-cycles>14</meta:editing-cycles>
    <meta:generator>LibreOffice/5.1.4.2$Linux_X86_64 LibreOffice_project/10m0$Build-2</meta:generator>
    <meta:document-statistic meta:table-count="0" meta:image-count="0" meta:object-count="0" meta:page-count="5" meta:paragraph-count="158" meta:word-count="681" meta:character-count="3478" meta:non-whitespace-character-count="2560"/>
  </office:meta>
</office:document-meta>
</file>